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break-before="page"/>
      <style:text-properties fo:font-variant="normal" fo:text-transform="none" fo:color="#1f1f1f" loext:opacity="100%" style:font-name="Google Sans" fo:font-size="12pt" fo:font-style="normal" fo:font-weight="bold" officeooo:paragraph-rsid="001edecd"/>
    </style:style>
    <style:style style:name="P2" style:family="paragraph" style:parent-style-name="Standard">
      <style:text-properties officeooo:paragraph-rsid="001edecd"/>
    </style:style>
    <style:style style:name="P3" style:family="paragraph" style:parent-style-name="Standard">
      <style:paragraph-properties fo:break-before="page"/>
      <style:text-properties officeooo:paragraph-rsid="001edecd"/>
    </style:style>
    <style:style style:name="P4" style:family="paragraph" style:parent-style-name="Text_20_body" style:master-page-name="">
      <style:paragraph-properties fo:margin-left="0cm" fo:margin-right="0cm" fo:margin-top="0.423cm" fo:margin-bottom="0.423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  <style:text-properties fo:font-variant="normal" fo:text-transform="none" fo:color="#1f1f1f" loext:opacity="100%" style:font-name="Google Sans" fo:font-size="12pt" fo:font-style="normal" fo:font-weight="normal"/>
    </style:style>
    <style:style style:name="P5" style:family="paragraph" style:parent-style-name="Text_20_body" style:master-page-name="">
      <style:paragraph-properties fo:margin-left="0cm" fo:margin-right="0cm" fo:margin-top="0.423cm" fo:margin-bottom="0.423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  <style:text-properties fo:font-variant="normal" fo:text-transform="none" fo:color="#1f1f1f" loext:opacity="100%" style:font-name="Google Sans" fo:font-size="12pt" fo:font-style="normal" fo:font-weight="normal"/>
    </style:style>
    <style:style style:name="P6" style:family="paragraph" style:parent-style-name="Text_20_body" style:master-page-name="">
      <style:paragraph-properties fo:margin-left="0cm" fo:margin-right="0cm" fo:margin-top="0.423cm" fo:margin-bottom="0.423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  <style:text-properties fo:font-variant="normal" fo:text-transform="none" fo:color="#1f1f1f" loext:opacity="100%" style:font-name="Google Sans" fo:font-size="12pt" fo:font-style="normal" fo:font-weight="normal"/>
    </style:style>
    <style:style style:name="P7" style:family="paragraph" style:parent-style-name="Text_20_body" style:master-page-name="">
      <style:paragraph-properties fo:margin-left="0cm" fo:margin-right="0cm" fo:margin-top="0.423cm" fo:margin-bottom="0.423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  <style:text-properties fo:font-variant="normal" fo:text-transform="none" fo:color="#1f1f1f" loext:opacity="100%" style:font-name="Google Sans" fo:font-size="12pt" fo:font-style="normal" fo:font-weight="normal"/>
    </style:style>
    <style:style style:name="P8" style:family="paragraph" style:parent-style-name="Text_20_body" style:master-page-name="">
      <style:paragraph-properties fo:margin-left="0cm" fo:margin-right="0cm" fo:margin-top="0.423cm" fo:margin-bottom="0.423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  <style:text-properties fo:font-variant="normal" fo:text-transform="none" fo:color="#1f1f1f" loext:opacity="100%" style:font-name="Google Sans" fo:font-size="12pt" fo:font-style="normal" fo:font-weight="normal"/>
    </style:style>
    <style:style style:name="P9" style:family="paragraph" style:parent-style-name="Text_20_body" style:master-page-name="">
      <style:paragraph-properties fo:margin-left="0cm" fo:margin-right="0cm" fo:margin-top="0.423cm" fo:margin-bottom="0.423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  <style:text-properties fo:font-variant="normal" fo:text-transform="none" fo:color="#1f1f1f" loext:opacity="100%" style:font-name="Google Sans" fo:font-size="12pt" fo:font-style="normal" fo:font-weight="normal"/>
    </style:style>
    <style:style style:name="P10" style:family="paragraph" style:parent-style-name="Text_20_body" style:master-page-name="">
      <style:paragraph-properties fo:margin-left="0cm" fo:margin-right="0cm" fo:margin-top="0.423cm" fo:margin-bottom="0.423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  <style:text-properties fo:font-variant="normal" fo:text-transform="none" fo:color="#1f1f1f" loext:opacity="100%" style:font-name="Google Sans" fo:font-size="12pt" fo:font-style="normal" fo:font-weight="normal"/>
    </style:style>
    <style:style style:name="P11" style:family="paragraph" style:parent-style-name="Text_20_body" style:master-page-name="">
      <style:paragraph-properties fo:margin-left="0cm" fo:margin-right="0cm" fo:margin-top="0.423cm" fo:margin-bottom="0.423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  <style:text-properties fo:font-variant="normal" fo:text-transform="none" fo:color="#1f1f1f" loext:opacity="100%" style:font-name="Google Sans" fo:font-size="12pt" fo:font-style="normal" fo:font-weight="normal"/>
    </style:style>
    <style:style style:name="P12" style:family="paragraph" style:parent-style-name="Text_20_body" style:master-page-name="">
      <style:paragraph-properties fo:margin-left="0cm" fo:margin-right="0cm" fo:margin-top="0.423cm" fo:margin-bottom="0.423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  <style:text-properties fo:font-variant="normal" fo:text-transform="none" fo:color="#1f1f1f" loext:opacity="100%" style:font-name="Google Sans" fo:font-size="12pt" fo:font-style="normal" fo:font-weight="normal"/>
    </style:style>
    <style:style style:name="P13" style:family="paragraph" style:parent-style-name="Text_20_body" style:master-page-name="">
      <style:paragraph-properties fo:margin-left="0cm" fo:margin-right="0cm" fo:margin-top="0.423cm" fo:margin-bottom="0.423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  <style:text-properties fo:font-variant="normal" fo:text-transform="none" fo:color="#1f1f1f" loext:opacity="100%" style:font-name="Google Sans" fo:font-size="12pt" fo:font-style="normal" fo:font-weight="normal"/>
    </style:style>
    <style:style style:name="P14" style:family="paragraph" style:parent-style-name="Text_20_body" style:master-page-name="">
      <style:paragraph-properties fo:margin-left="0cm" fo:margin-right="0cm" fo:margin-top="0.423cm" fo:margin-bottom="0.423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  <style:text-properties fo:font-variant="normal" fo:text-transform="none" fo:color="#1f1f1f" loext:opacity="100%" style:font-name="Google Sans" fo:font-size="12pt" fo:font-style="normal" fo:font-weight="normal"/>
    </style:style>
    <style:style style:name="P15" style:family="paragraph" style:parent-style-name="Text_20_body" style:master-page-name="">
      <style:paragraph-properties fo:margin-left="0cm" fo:margin-right="0cm" fo:margin-top="0.423cm" fo:margin-bottom="0.423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  <style:text-properties fo:font-variant="normal" fo:text-transform="none" fo:color="#1f1f1f" loext:opacity="100%" style:font-name="Google Sans" fo:font-size="12pt" fo:font-style="normal" fo:font-weight="normal"/>
    </style:style>
    <style:style style:name="P16" style:family="paragraph" style:parent-style-name="Text_20_body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17" style:family="paragraph" style:parent-style-name="Text_20_body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18" style:family="paragraph" style:parent-style-name="Text_20_body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19" style:family="paragraph" style:parent-style-name="Text_20_body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20" style:family="paragraph" style:parent-style-name="Text_20_body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21" style:family="paragraph" style:parent-style-name="Text_20_body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22" style:family="paragraph" style:parent-style-name="Text_20_body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23" style:family="paragraph" style:parent-style-name="Text_20_body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24" style:family="paragraph" style:parent-style-name="Text_20_body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25" style:family="paragraph" style:parent-style-name="Text_20_body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26" style:family="paragraph" style:parent-style-name="Text_20_body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27" style:family="paragraph" style:parent-style-name="Text_20_body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28" style:family="paragraph" style:parent-style-name="Text_20_body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29" style:family="paragraph" style:parent-style-name="Text_20_body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30" style:family="paragraph" style:parent-style-name="Text_20_body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31" style:family="paragraph" style:parent-style-name="Text_20_body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32" style:family="paragraph" style:parent-style-name="Text_20_body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33" style:family="paragraph" style:parent-style-name="Text_20_body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34" style:family="paragraph" style:parent-style-name="Text_20_body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35" style:family="paragraph" style:parent-style-name="Text_20_body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36" style:family="paragraph" style:parent-style-name="Text_20_body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37" style:family="paragraph" style:parent-style-name="Text_20_body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38" style:family="paragraph" style:parent-style-name="Text_20_body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T1" style:family="text">
      <style:text-properties fo:font-variant="normal" fo:text-transform="none" fo:color="#1f1f1f" loext:opacity="100%" style:font-name="Google Sans" fo:font-size="12pt" fo:font-style="normal" fo:font-weight="bold" loext:padding="0cm" loext:border="none"/>
    </style:style>
    <style:style style:name="T2" style:family="text">
      <style:text-properties fo:font-variant="normal" fo:text-transform="none" fo:color="#1f1f1f" loext:opacity="100%" style:font-name="Google Sans" fo:font-size="12pt" fo:font-style="normal"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9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10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EMA 5: SISTEMAS DE INFORMACIÓN EN RED</text:p>
      <text:p text:style-name="Standard"/>
      <text:p text:style-name="Standard">Pregunta 1: ¿Cuál de las siguientes NO es una ventaja de las redes informáticas?</text:p>
      <text:p text:style-name="Standard">a) Compartir información, servicios y recursos.</text:p>
      <text:p text:style-name="Standard">b) Reducción de costes.</text:p>
      <text:p text:style-name="Standard">c) Aumento de la seguridad.</text:p>
      <text:p text:style-name="Standard">d) Mejora de la comunicación.</text:p>
      <text:p text:style-name="Standard"/>
      <text:p text:style-name="Standard">Respuesta correcta: c) Aumento de la seguridad.</text:p>
      <text:p text:style-name="Standard"/>
      <text:p text:style-name="Standard">Pregunta 2: ¿Cuál de los siguientes NO es un dispositivo intermedio en una red?</text:p>
      <text:p text:style-name="Standard">a) Switch.</text:p>
      <text:p text:style-name="Standard">b) Router.</text:p>
      <text:p text:style-name="Standard">c) Punto de acceso.</text:p>
      <text:p text:style-name="Standard">d) Impresora.</text:p>
      <text:p text:style-name="Standard"/>
      <text:p text:style-name="Standard">Respuesta correcta: d) Impresora.</text:p>
      <text:p text:style-name="Standard"/>
      <text:p text:style-name="Standard">Pregunta 3: ¿Qué función realiza un repetidor en una red?</text:p>
      <text:p text:style-name="Standard">a) Filtrar el tráfico de entrada y salida.</text:p>
      <text:p text:style-name="Standard">b) Dividir una red en segmentos.</text:p>
      <text:p text:style-name="Standard">c) Regenerar la señal atenuada y amplificarla.</text:p>
      <text:p text:style-name="Standard">d) Cambiar el tipo de medio de transmisión.</text:p>
      <text:p text:style-name="Standard"/>
      <text:p text:style-name="Standard">Respuesta correcta: c) Regenerar la señal atenuada y amplificarla.</text:p>
      <text:p text:style-name="Standard"/>
      <text:p text:style-name="Standard">Pregunta 4: ¿Cuál de los siguientes no es un medio de transmisión guiado?</text:p>
      <text:p text:style-name="Standard">a) Par trenzado.</text:p>
      <text:p text:style-name="Standard">b) Fibra óptica.</text:p>
      <text:p text:style-name="Standard">c) Wifi.</text:p>
      <text:p text:style-name="Standard">d) Cable coaxial.</text:p>
      <text:p text:style-name="Standard"/>
      <text:p text:style-name="Standard">Respuesta correcta: c) Wifi.</text:p>
      <text:p text:style-name="Standard"/>
      <text:p text:style-name="Standard">Pregunta 5: ¿Qué protocolo se utiliza para transferir archivos entre equipos en una red?</text:p>
      <text:p text:style-name="Standard">a) DNS.</text:p>
      <text:p text:style-name="Standard">b) DHCP.</text:p>
      <text:p text:style-name="Standard">c) FTP.</text:p>
      <text:p text:style-name="Standard">d) HTTP.</text:p>
      <text:p text:style-name="Standard"/>
      <text:p text:style-name="Standard">Respuesta correcta: c) FTP.</text:p>
      <text:p text:style-name="Standard"/>
      <text:p text:style-name="Standard">Pregunta 6: ¿Cuál de las siguientes opciones no es un protocolo de la capa de transporte del modelo TCP/IP?</text:p>
      <text:p text:style-name="Standard">a) TCP.</text:p>
      <text:p text:style-name="Standard">b) UDP.</text:p>
      <text:p text:style-name="Standard">c) TLS.</text:p>
      <text:p text:style-name="Standard">d) IP.</text:p>
      <text:p text:style-name="Standard"/>
      <text:p text:style-name="Standard">Respuesta correcta: d) IP.</text:p>
      <text:p text:style-name="Standard"/>
      <text:p text:style-name="Standard">Pregunta 7: ¿Qué función realiza el protocolo ICMP?</text:p>
      <text:p text:style-name="Standard"><text:soft-page-break/>a) Transferir archivos entre equipos.</text:p>
      <text:p text:style-name="Standard">b) Gestionar la multidifusión en las redes.</text:p>
      <text:p text:style-name="Standard">c) Enviar mensajes de control entre redes.</text:p>
      <text:p text:style-name="Standard">d) Proporcionar acceso a internet a otros equipos.</text:p>
      <text:p text:style-name="Standard"/>
      <text:p text:style-name="Standard">Respuesta correcta: c) Enviar mensajes de control entre redes.</text:p>
      <text:p text:style-name="Standard"/>
      <text:p text:style-name="Standard">Pregunta 8: ¿Qué tipo de dirección IP se utiliza para hacer referencia a la interfaz de red propia?</text:p>
      <text:p text:style-name="Standard">a) Dirección de broadcast.</text:p>
      <text:p text:style-name="Standard">b) Dirección de gateway.</text:p>
      <text:p text:style-name="Standard">c) Dirección de loopback.</text:p>
      <text:p text:style-name="Standard">d) Dirección de servidor DNS.</text:p>
      <text:p text:style-name="Standard"/>
      <text:p text:style-name="Standard">Respuesta correcta: c) Dirección de loopback.</text:p>
      <text:p text:style-name="Standard"/>
      <text:p text:style-name="Standard">Pregunta 9: ¿Cuál es el propósito del servicio DHCP en una red?</text:p>
      <text:p text:style-name="Standard">a) Proporcionar acceso a internet a otros equipos.</text:p>
      <text:p text:style-name="Standard">b) Asignar direcciones IP automáticamente a los dispositivos.</text:p>
      <text:p text:style-name="Standard">c) Traducir direcciones IP a nombres de dominio.</text:p>
      <text:p text:style-name="Standard">d) Gestionar la multidifusión en las redes.</text:p>
      <text:p text:style-name="Standard"/>
      <text:p text:style-name="Standard">Respuesta correcta: b) Asignar direcciones IP automáticamente a los dispositivos.</text:p>
      <text:p text:style-name="Standard"/>
      <text:p text:style-name="Standard">Pregunta 10: ¿Cuál de las siguientes no es una medida para aumentar la seguridad en una red inalámbrica?</text:p>
      <text:p text:style-name="Standard">a) Filtrado de MAC.</text:p>
      <text:p text:style-name="Standard">b) Desactivar la difusión del SSID.</text:p>
      <text:p text:style-name="Standard">c) Cambiar la dirección IP del router.</text:p>
      <text:p text:style-name="Standard">d) Cambiar el SSID y la contraseña por defecto.</text:p>
      <text:p text:style-name="Standard"/>
      <text:p text:style-name="Standard">Respuesta correcta: c) Cambiar la dirección IP del router.</text:p>
      <text:p text:style-name="Standard"/>
      <text:p text:style-name="Standard">Pregunta 11: ¿Qué comando se utiliza en Linux para mostrar y modificar el enrutamiento, los dispositivos de red y las interfaces?</text:p>
      <text:p text:style-name="Standard">a) ipconfig.</text:p>
      <text:p text:style-name="Standard">b) hostname.</text:p>
      <text:p text:style-name="Standard">c) ifconfig.</text:p>
      <text:p text:style-name="Standard">d) ip.</text:p>
      <text:p text:style-name="Standard"/>
      <text:p text:style-name="Standard">Respuesta correcta: d) ip.</text:p>
      <text:p text:style-name="Standard"/>
      <text:p text:style-name="Standard">Pregunta 12: ¿Qué tipo de red se forma conectando dispositivos mediante bluetooth?</text:p>
      <text:p text:style-name="Standard">a) LAN.</text:p>
      <text:p text:style-name="Standard">b) MAN.</text:p>
      <text:p text:style-name="Standard">c) PAN.</text:p>
      <text:p text:style-name="Standard">d) WAN.</text:p>
      <text:p text:style-name="Standard"/>
      <text:p text:style-name="Standard">Respuesta correcta: c) PAN.</text:p>
      <text:p text:style-name="Standard"/>
      <text:p text:style-name="Standard">Pregunta 13: ¿Cuál es la función del modelo OSI?</text:p>
      <text:p text:style-name="Standard">a) Proporcionar acceso a internet a otros equipos.</text:p>
      <text:p text:style-name="Standard">b) Regular y normalizar los protocolos de comunicaciones.</text:p>
      <text:p text:style-name="Standard"><text:soft-page-break/>c) Establecer la mejor ruta para los paquetes de datos.</text:p>
      <text:p text:style-name="Standard">d) Conectar redes entre sí.</text:p>
      <text:p text:style-name="Standard"/>
      <text:p text:style-name="Standard">Respuesta correcta: b) Regular y normalizar los protocolos de comunicaciones.</text:p>
      <text:p text:style-name="Standard"/>
      <text:p text:style-name="Standard">Pregunta 14: ¿Qué tipo de conexión a internet es obsoleta?</text:p>
      <text:p text:style-name="Standard">a) Fibra.</text:p>
      <text:p text:style-name="Standard">b) ADSL.</text:p>
      <text:p text:style-name="Standard">c) WiMAX.</text:p>
      <text:p text:style-name="Standard">d) PoE.</text:p>
      <text:p text:style-name="Standard"/>
      <text:p text:style-name="Standard">Respuesta correcta: b) ADSL.</text:p>
      <text:p text:style-name="Standard"/>
      <text:p text:style-name="Standard">Pregunta 15: ¿Qué dispositivo se utiliza para proporcionar acceso a internet a otros equipos y mejorar la seguridad y privacidad de la conexión?</text:p>
      <text:p text:style-name="Standard">a) Router.</text:p>
      <text:p text:style-name="Standard">b) Switch.</text:p>
      <text:p text:style-name="Standard">c) Bridge.</text:p>
      <text:p text:style-name="Standard">d) Firewall.</text:p>
      <text:p text:style-name="Standard"/>
      <text:p text:style-name="Standard">Respuesta correcta: a) Router.</text:p>
      <text:p text:style-name="Standard"/>
      <text:p text:style-name="Standard">Pregunta 16: ¿Cuál de las siguientes NO es una medida de seguridad de una red?</text:p>
      <text:p text:style-name="Standard">a) VPN.</text:p>
      <text:p text:style-name="Standard">b) NAT.</text:p>
      <text:p text:style-name="Standard">c) SSH.</text:p>
      <text:p text:style-name="Standard">d) Telnet.</text:p>
      <text:p text:style-name="Standard"/>
      <text:p text:style-name="Standard">Respuesta correcta: d) Telnet.</text:p>
      <text:p text:style-name="Standard"/>
      <text:p text:style-name="Standard">Pregunta 17: ¿Qué tipo de dirección IP se utiliza para identificar un grupo de dispositivos en una red?</text:p>
      <text:p text:style-name="Standard">a) Dirección de broadcast.</text:p>
      <text:p text:style-name="Standard">b) Dirección de loopback.</text:p>
      <text:p text:style-name="Standard">c) Dirección multicast.</text:p>
      <text:p text:style-name="Standard">d) Dirección privada.</text:p>
      <text:p text:style-name="Standard"/>
      <text:p text:style-name="Standard">Respuesta correcta: c) Dirección multicast.</text:p>
      <text:p text:style-name="Standard"/>
      <text:p text:style-name="Standard">Pregunta 18: ¿Cuál es el objetivo de la autenticación en una red?</text:p>
      <text:p text:style-name="Standard">a) Ocultar el tráfico de red.</text:p>
      <text:p text:style-name="Standard">b) Establecer una conexión segura entre dispositivos.</text:p>
      <text:p text:style-name="Standard">c) Comprobar la identidad de los usuarios o dispositivos.</text:p>
      <text:p text:style-name="Standard">d) Permitir la conexión de dispositivos sin contraseña.</text:p>
      <text:p text:style-name="Standard"/>
      <text:p text:style-name="Standard">Respuesta correcta: c) Comprobar la identidad de los usuarios o dispositivos.</text:p>
      <text:p text:style-name="Standard"/>
      <text:p text:style-name="Standard">Pregunta 19: ¿Cuál es el protocolo utilizado para enviar correos electrónicos?</text:p>
      <text:p text:style-name="Standard">a) POP3.</text:p>
      <text:p text:style-name="Standard">b) SMTP.</text:p>
      <text:p text:style-name="Standard">c) FTP.</text:p>
      <text:p text:style-name="Standard">d) SNMP.</text:p>
      <text:p text:style-name="Standard"><text:soft-page-break/></text:p>
      <text:p text:style-name="Standard">Respuesta correcta: b) SMTP.</text:p>
      <text:p text:style-name="Standard"/>
      <text:p text:style-name="Standard">Pregunta 20: ¿Qué protocolo se utiliza para convertir un nombre de dominio en una dirección IP?</text:p>
      <text:p text:style-name="Standard">a) TCP.</text:p>
      <text:p text:style-name="Standard">b) UDP.</text:p>
      <text:p text:style-name="Standard">c) DNS.</text:p>
      <text:p text:style-name="Standard">d) HTTP.</text:p>
      <text:p text:style-name="Standard"/>
      <text:p text:style-name="P2">Respuesta correcta: c) DNS.<text:line-break/><text:line-break/><text:line-break/>Test sobre el tema 5: Sistemas Informáticos en Red</text:p>
      <text:p text:style-name="P2">Preguntas tipo test:</text:p>
      <text:p text:style-name="P2"/>
      <text:p text:style-name="P2">¿Qué es una red informática?</text:p>
      <text:p text:style-name="P2"/>
      <text:p text:style-name="P2">a) Un conjunto de ordenadores conectados para compartir recursos.</text:p>
      <text:p text:style-name="P2">b) Una red de cables que conecta diferentes dispositivos.</text:p>
      <text:p text:style-name="P2">c) Un sistema operativo que permite la comunicación entre ordenadores.</text:p>
      <text:p text:style-name="P2">d) Un programa que permite compartir archivos entre ordenadores.</text:p>
      <text:p text:style-name="P2"/>
      <text:p text:style-name="P2">Respuesta: a) Un conjunto de ordenadores conectados para compartir recursos.</text:p>
      <text:p text:style-name="P2"/>
      <text:p text:style-name="P2">¿Cuáles son las ventajas de las redes informáticas?</text:p>
      <text:p text:style-name="P2"/>
      <text:p text:style-name="P2">a) Compartir información, servicios y recursos entre diferentes usuarios.</text:p>
      <text:p text:style-name="P2">b) Reducir costes de instalación y mantenimiento.</text:p>
      <text:p text:style-name="P2">c) Mejorar la comunicación y la colaboración entre usuarios.</text:p>
      <text:p text:style-name="P2">d) Todas las anteriores.</text:p>
      <text:p text:style-name="P2"/>
      <text:p text:style-name="P2">Respuesta: d) Todas las anteriores.</text:p>
      <text:p text:style-name="P2"/>
      <text:p text:style-name="P2">¿Cuáles son los componentes básicos de una red informática?</text:p>
      <text:p text:style-name="P2"/>
      <text:p text:style-name="P2">a) Ordenadores, cables y dispositivos de red.</text:p>
      <text:p text:style-name="P2">b) Software de red, protocolos de comunicación y hardware de red.</text:p>
      <text:p text:style-name="P2">c) Servidores, clientes y redes de área local (LAN).</text:p>
      <text:p text:style-name="P2">d) Todas las anteriores.</text:p>
      <text:p text:style-name="P2"/>
      <text:p text:style-name="P2">Respuesta: d) Todas las anteriores.</text:p>
      <text:p text:style-name="P2"/>
      <text:p text:style-name="P2">¿Qué tipos de dispositivos de red existen?</text:p>
      <text:p text:style-name="P2"/>
      <text:p text:style-name="P2">a) Dispositivos finales (ordenadores, impresoras, etc.).</text:p>
      <text:p text:style-name="P2">b) Dispositivos intermedios (switches, routers, etc.).</text:p>
      <text:p text:style-name="P2">c) Dispositivos de seguridad (firewalls, etc.).</text:p>
      <text:p text:style-name="P2">d) Todos los anteriores.</text:p>
      <text:p text:style-name="P2"/>
      <text:p text:style-name="P2">Respuesta: d) Todos los anteriores.</text:p>
      <text:p text:style-name="P2"/>
      <text:p text:style-name="P2">¿Qué es un medio de transmisión?</text:p>
      <text:p text:style-name="P2"><text:soft-page-break/></text:p>
      <text:p text:style-name="P2">a) Un dispositivo que permite la comunicación entre dos ordenadores.</text:p>
      <text:p text:style-name="P2">b) Un canal físico por el que viajan los datos en una red.</text:p>
      <text:p text:style-name="P2">c) Un software que permite compartir archivos entre ordenadores.</text:p>
      <text:p text:style-name="P2">d) Un protocolo de comunicación que define cómo se transmiten los datos.</text:p>
      <text:p text:style-name="P2"/>
      <text:p text:style-name="P2">Respuesta: b) Un canal físico por el que viajan los datos en una red.</text:p>
      <text:p text:style-name="P2"/>
      <text:p text:style-name="P2">¿Cuáles son los tipos de medios de transmisión más comunes?</text:p>
      <text:p text:style-name="P2"/>
      <text:p text:style-name="P2">a) Cable de par trenzado, cable coaxial y fibra óptica.</text:p>
      <text:p text:style-name="P2">b) Wi-Fi, Bluetooth y Zigbee.</text:p>
      <text:p text:style-name="P2">c) ADSL, fibra óptica y cable coaxial.</text:p>
      <text:p text:style-name="P2">d) Todas las anteriores.</text:p>
      <text:p text:style-name="P2"/>
      <text:p text:style-name="P2">Respuesta: a) Cable de par trenzado, cable coaxial y fibra óptica.</text:p>
      <text:p text:style-name="P2"/>
      <text:p text:style-name="P2">¿Qué es un protocolo de red?</text:p>
      <text:p text:style-name="P2"/>
      <text:p text:style-name="P2">a) Un conjunto de reglas que definen cómo se comunican los dispositivos en una red.</text:p>
      <text:p text:style-name="P2">b) Un programa que permite compartir archivos entre ordenadores.</text:p>
      <text:p text:style-name="P2">c) Un dispositivo que permite la comunicación entre dos ordenadores.</text:p>
      <text:p text:style-name="P2">d) Un canal físico por el que viajan los datos en una red.</text:p>
      <text:p text:style-name="P2"/>
      <text:p text:style-name="P2">Respuesta: a) Un conjunto de reglas que definen cómo se comunican los dispositivos en una red.</text:p>
      <text:p text:style-name="P2"/>
      <text:p text:style-name="P2">¿Cuáles son los modelos de referencia de red más utilizados?</text:p>
      <text:p text:style-name="P2"/>
      <text:p text:style-name="P2">a) Modelo OSI y modelo TCP/IP.</text:p>
      <text:p text:style-name="P2">b) Modelo Ethernet y modelo Wi-Fi.</text:p>
      <text:p text:style-name="P2">c) Modelo cliente-servidor y modelo peer-to-peer.</text:p>
      <text:p text:style-name="P2">d) Todas las anteriores.</text:p>
      <text:p text:style-name="P2"/>
      <text:p text:style-name="P2">Respuesta: a) Modelo OSI y modelo TCP/IP.</text:p>
      <text:p text:style-name="P2"/>
      <text:p text:style-name="P2">¿Qué es una dirección IP?</text:p>
      <text:p text:style-name="P2"/>
      <text:p text:style-name="P2">a) Un número único que identifica a un dispositivo en una red.</text:p>
      <text:p text:style-name="P2">b) Un nombre de dominio que identifica a un sitio web.</text:p>
      <text:p text:style-name="P2">c) Un protocolo de comunicación que define cómo se transmiten los datos.</text:p>
      <text:p text:style-name="P2">d) Un dispositivo que permite la comunicación entre dos ordenadores.</text:p>
      <text:p text:style-name="P2"/>
      <text:p text:style-name="P2">Respuesta: a) Un número único que identifica a un dispositivo en una red.</text:p>
      <text:p text:style-name="P2"/>
      <text:p text:style-name="P2">¿Qué es un servidor DNS?</text:p>
      <text:p text:style-name="P2"/>
      <text:p text:style-name="P2">a) Un servidor que traduce nombres de dominio en direcciones IP.</text:p>
      <text:p text:style-name="P2">b) Un dispositivo que permite la comunicación entre dos ordenadores.</text:p>
      <text:p text:style-name="P2">c) Un software que permite compartir archivos entre ordenadores.</text:p>
      <text:p text:style-name="P2">d) Un protocolo de comunicación que define cómo se transmiten los datos.</text:p>
      <text:p text:style-name="P2"/>
      <text:p text:style-name="P2">Respuesta: a) Un servidor que traduce nombres de dominio en direcciones IP.</text:p>
      <text:p text:style-name="P2"><text:soft-page-break/></text:p>
      <text:p text:style-name="P2">Preguntas de desarrollo corto:</text:p>
      <text:p text:style-name="P2"/>
      <text:p text:style-name="P2">Explique las diferencias entre una red LAN, una red WAN y una red MAN.</text:p>
      <text:p text:style-name="P2">Respuesta:</text:p>
      <text:p text:style-name="P2"/>
      <text:p text:style-name="P2">Red LAN (Local Area Network): Es una red que conecta dispositivos en un área limitada, como una oficina o un hogar. Las redes LAN suelen utilizar cables o Wi-Fi para la conexión.</text:p>
      <text:p text:style-name="P2">Red WAN (Wide Area Network): Es una red que conecta dispositivos en un área amplia, como una ciudad o un país. Las redes WAN suelen utilizar líneas telefónicas, satélites u otros medios de comunicación de larga distancia.</text:p>
      <text:p text:style-name="P2">Red MAN (Metropolitan Area Network): Es una red que conecta dispositivos en un área metropolitana, como una ciudad o un conjunto de ciudades. Las redes MAN suelen<text:lin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oogle Sans" svg:font-family="'Google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1T14:04:13.438000000</meta:creation-date>
    <meta:generator>LibreOffice/7.4.3.2$Windows_X86_64 LibreOffice_project/1048a8393ae2eeec98dff31b5c133c5f1d08b890</meta:generator>
    <dc:date>2024-04-21T14:37:03.740000000</dc:date>
    <meta:editing-duration>PT11M47S</meta:editing-duration>
    <meta:editing-cycles>3</meta:editing-cycles>
    <meta:document-statistic meta:table-count="0" meta:image-count="0" meta:object-count="0" meta:page-count="7" meta:paragraph-count="188" meta:word-count="1373" meta:character-count="8294" meta:non-whitespace-character-count="7106"/>
  </office:meta>
</office:document-meta>
</file>